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Poner las maquinas en red y que se pineen</text:p>
      <text:p text:style-name="Standard"/>
      <text:p text:style-name="Standard">Sudo apt-get install network-manager</text:p>
      <text:p text:style-name="Standard"/>
      <text:p text:style-name="Standard">#Una vez añadida las targetas de red, para verlas</text:p>
      <text:p text:style-name="Standard"/>
      <text:p text:style-name="Standard"><text:tab/>ifcongif -a</text:p>
      <text:p text:style-name="Standard"/>
      <text:p text:style-name="Standard">#configurar la nueva targeta de red</text:p>
      <text:p text:style-name="Standard"><text:tab/>sudo nano /etc/network/interfaces</text:p>
      <text:p text:style-name="Standard">#añadir</text:p>
      <text:p text:style-name="Standard"><text:tab/>#comentario de targeta de red</text:p>
      <text:p text:style-name="Standard"><text:tab/>auto ens38</text:p>
      <text:p text:style-name="Standard"><text:tab/>iface ens38 inet static</text:p>
      <text:p text:style-name="Standard"><text:tab/>address 192.168.100.10</text:p>
      <text:p text:style-name="Standard"><text:tab/>netmask 255.255.255.0</text:p>
      <text:p text:style-name="Standard"><text:tab/>network 192.168.100.0</text:p>
      <text:p text:style-name="Standard"><text:tab/>broadcast 192.168.100.255</text:p>
      <text:p text:style-name="Standard"/>
      <text:p text:style-name="Standard">sudo /etc/init.d/networking restart</text:p>
      <text:p text:style-name="Standard"/>
      <text:p text:style-name="Standard">#levantar la targeta de red</text:p>
      <text:p text:style-name="Standard"/>
      <text:p text:style-name="Standard"><text:tab/>sudo ifup ens38</text:p>
      <text:p text:style-name="Standard"/>
      <text:p text:style-name="Standard">#Ahora en el cliente nos vamos a editar y ponemos en ipv4, añadir:</text:p>
      <text:p text:style-name="Standard"/>
      <text:p text:style-name="Standard"><text:tab/>192.168.100.11</text:p>
      <text:p text:style-name="Standard"><text:tab/>255.255.255.0</text:p>
      <text:p text:style-name="Standard"><text:tab/>192.168.100.10</text:p>
      <text:p text:style-name="Standard"/>
      <text:p text:style-name="Standard">#comprobar que se ven</text:p>
      <text:p text:style-name="Standard">#desde cliente:</text:p>
      <text:p text:style-name="Standard"><text:tab/>ping 192.168.100.10</text:p>
      <text:p text:style-name="Standard">#desde servidor:</text:p>
      <text:p text:style-name="Standard"><text:tab/>ping 192.168.100.11</text:p>
      <text:p text:style-name="Standard"/>
      <text:p text:style-name="Standard">#Si no funciona vuelves a hacer el restar en el server, inutil</text:p>
      <text:p text:style-name="Standard"/>
      <text:p text:style-name="P1">#Iptables y enrutamiento</text:p>
      <text:p text:style-name="Standard"/>
      <text:p text:style-name="Standard">#Para cambiarle el nombre al servidor</text:p>
      <text:p text:style-name="Standard"><text:tab/>sudo nano /etc/hostname</text:p>
      <text:p text:style-name="Standard"/>
      <text:p text:style-name="Standard">#Para enrutar y el internet pase atraves del servidor al cliente crear script con:</text:p>
      <text:p text:style-name="Standard"/>
      <text:p text:style-name="Standard"><text:tab/>cd</text:p>
      <text:p text:style-name="Standard"/>
      <text:p text:style-name="Standard"><text:tab/>sudo nano activar_enrutamiento.sh</text:p>
      <text:p text:style-name="Standard"/>
      <text:p text:style-name="Standard"/>
      <text:p text:style-name="Standard">#Escribir esto en el script</text:p>
      <text:p text:style-name="Standard"><text:soft-page-break/></text:p>
      <text:p text:style-name="Standard"><text:tab/>#/bin/bash</text:p>
      <text:p text:style-name="Standard"><text:tab/>echo "1" &gt; /proc/sys/net/ipv4/ip_forward</text:p>
      <text:p text:style-name="Standard"><text:tab/>iptables -A FORWARD -j ACCEPT</text:p>
      <text:p text:style-name="Standard"><text:tab/>iptables -t nat -A POSTROUTING -s 192.168.100.0/24 -o ens33 -j MASQUERADE</text:p>
      <text:p text:style-name="Standard"/>
      <text:p text:style-name="Standard"/>
      <text:p text:style-name="Standard">#moverlo a etc y permisos </text:p>
      <text:p text:style-name="Standard"/>
      <text:p text:style-name="Standard"><text:tab/>sudo cp activar_enrutamiento.sh /etc/init.d</text:p>
      <text:p text:style-name="Standard"><text:tab/>sudo chmod 755 /etc/init.d/activar_enrutamiento.sh</text:p>
      <text:p text:style-name="Standard"/>
      <text:p text:style-name="Standard"><text:tab/>sudo /etc/init.d/activar_enrutamiento.sh</text:p>
      <text:p text:style-name="Standard"/>
      <text:p text:style-name="Standard">#Activarlo siempre que reinicie el servidor</text:p>
      <text:p text:style-name="Standard"/>
      <text:p text:style-name="Standard">#Activar esto dos veces</text:p>
      <text:p text:style-name="Standard"><text:tab/>sudo update-rc.d activar_enrutamiento.sh defaults</text:p>
      <text:p text:style-name="Standard"/>
      <text:p text:style-name="Standard">#Comprobar iptables</text:p>
      <text:p text:style-name="Standard"><text:tab/>sudo iptables -t nat -L</text:p>
      <text:p text:style-name="Standard"/>
      <text:p text:style-name="Standard">#pinguear con server y cliente a estos dos</text:p>
      <text:p text:style-name="Standard"/>
      <text:p text:style-name="Standard"><text:tab/>ping 8.8.8.8</text:p>
      <text:p text:style-name="Standard"><text:tab/>ping google.es</text:p>
      <text:p text:style-name="Standard"/>
      <text:p text:style-name="Standard">#Ahora instalar EN CLIENTE</text:p>
      <text:p text:style-name="Standard"><text:tab/>sudo apt-get upgrade</text:p>
      <text:p text:style-name="Standard"><text:tab/>sudo apt-get update</text:p>
      <text:p text:style-name="Standard"><text:tab/>sudo apt-get install net-tools</text:p>
      <text:p text:style-name="Standard"/>
      <text:p text:style-name="Standard"><text:tab/>ifconfig</text:p>
      <text:p text:style-name="Standard"/>
      <text:p text:style-name="P1">#Proxy</text:p>
      <text:p text:style-name="P1"/>
      <text:p text:style-name="Standard">#Proxy no transparente en servidor</text:p>
      <text:p text:style-name="Standard"/>
      <text:p text:style-name="Standard"><text:tab/>sudo apt-get install squid3</text:p>
      <text:p text:style-name="Standard"/>
      <text:p text:style-name="Standard">#SIEMPRE QUE PONGA WARNING DE ACTIVAR_ENRUTAMIENTO.SH COMPROBAR </text:p>
      <text:p text:style-name="Standard"/>
      <text:p text:style-name="Standard"><text:tab/>iptables -t nat -L</text:p>
      <text:p text:style-name="Standard"/>
      <text:p text:style-name="Standard">#Editar el archivo de configuracion de squid</text:p>
      <text:p text:style-name="Standard"/>
      <text:p text:style-name="Standard"><text:tab/>sudo nano /etc/squid/squid.conf</text:p>
      <text:p text:style-name="Standard"/>
      <text:p text:style-name="Standard">#Seguir el pdf de moya para ir descomentando las cosas que pone</text:p>
      <text:p text:style-name="Standard"><text:tab/>#Buscar http_port 3128 y descomentar</text:p>
      <text:p text:style-name="Standard"><text:tab/>#Buscar cache mem 256 y descomentar</text:p>
      <text:p text:style-name="Standard"><text:tab/>#Buscar cache_dir ufs y descomentar</text:p>
      <text:p text:style-name="Standard"><text:soft-page-break/><text:tab/>#Buscar acl Safe_ports y añadir despues del connect:</text:p>
      <text:p text:style-name="Standard"><text:tab/><text:tab/>acl red src 192.168.100.0/24</text:p>
      <text:p text:style-name="Standard"><text:tab/>#Buscar http_access allow y añadir encima:</text:p>
      <text:p text:style-name="Standard"><text:tab/><text:tab/>http_access allow red</text:p>
      <text:p text:style-name="Standard"/>
      <text:p text:style-name="Standard"><text:tab/>#Al buscar "acl" la linea que pone <text:span text:style-name="T1">no way</text:span> no hay que ponerla</text:p>
      <text:p text:style-name="Standard"/>
      <text:p text:style-name="Standard">#Una vez todo lo descomentado restart</text:p>
      <text:p text:style-name="Standard"/>
      <text:p text:style-name="Standard"><text:tab/>sudo /etc/init.d/squid restart</text:p>
      <text:p text:style-name="Standard"/>
      <text:p text:style-name="Standard">#Ya esta el proxy hecho, comprobamos en el cliente</text:p>
      <text:p text:style-name="Standard">mozilla&gt;preferencia&gt;avanzado&gt;red&gt;configuracion&gt;manual</text:p>
      <text:p text:style-name="Standard">proxy 192.168.100.10 puerto 3128</text:p>
      <text:p text:style-name="Standard"/>
      <text:p text:style-name="Standard">#Proxy transparente en servidor</text:p>
      <text:p text:style-name="Standard"/>
      <text:p text:style-name="Standard"><text:tab/>sudo nano /etc/squid/squid.conf</text:p>
      <text:p text:style-name="Standard"/>
      <text:p text:style-name="Standard">#Sigue pdf de moya:</text:p>
      <text:p text:style-name="Standard"><text:tab/>solo es buscar http_port 3218 y añadir transparent</text:p>
      <text:p text:style-name="Standard"/>
      <text:p text:style-name="Standard">#Rederigimos con una regla de iptables</text:p>
      <text:p text:style-name="Standard"/>
      <text:p text:style-name="Standard"><text:tab/>sudo iptables -t nat -A PREROUTING -i ens33 -s 192.168.100.0/255.255.255.0 -d 0.0.0.0/0.0.0.0 -p tcp --dport 80 -j REDIRECT --to-port 3128</text:p>
      <text:p text:style-name="Standard"/>
      <text:p text:style-name="Standard">#Comprobar reglas iptables</text:p>
      <text:p text:style-name="Standard"/>
      <text:p text:style-name="Standard"><text:tab/>sudo iptables -t nat -L</text:p>
      <text:p text:style-name="Standard"/>
      <text:p text:style-name="Standard">#Para probar esta regla hay que poner en el navegador del cliente:</text:p>
      <text:p text:style-name="Standard"/>
      <text:p text:style-name="Standard">mozilla&gt;preferencia&gt;avanzado&gt;red&gt;configuracion&gt;autodetectar para esta red</text:p>
      <text:p text:style-name="Standard"/>
      <text:p text:style-name="Standard">#Habra que poner la regla de iptables una vez reinicies el servidor para volver a activar el proxy transparente</text:p>
      <text:p text:style-name="Standard">##Probar <text:a xlink:type="simple" xlink:href="http://www.carscoops.com/" text:style-name="Internet_20_link" text:visited-style-name="Visited_20_Internet_20_Link">www.carscoops.com</text:a> para el puerto 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9M57S</meta:editing-duration>
    <meta:editing-cycles>8</meta:editing-cycles>
    <meta:generator>OpenOffice/4.1.2$Win32 OpenOffice.org_project/412m3$Build-9782</meta:generator>
    <dc:date>2017-05-25T14:11:37.07</dc:date>
    <dc:creator>Antonio Álvarez Malagón</dc:creator>
    <meta:document-statistic meta:table-count="0" meta:image-count="0" meta:object-count="0" meta:page-count="3" meta:paragraph-count="88" meta:word-count="435" meta:character-count="3066"/>
    <meta:user-defined meta:name="Info 1"/>
    <meta:user-defined meta:name="Info 2"/>
    <meta:user-defined meta:name="Info 3"/>
    <meta:user-defined meta:name="Info 4"/>
  </office:meta>
</office:document-meta>
</file>